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96c3" officeooo:paragraph-rsid="000a96c3"/>
    </style:style>
    <style:style style:name="P2" style:family="paragraph" style:parent-style-name="Standard">
      <style:text-properties officeooo:rsid="000bcec2" officeooo:paragraph-rsid="000bcec2"/>
    </style:style>
    <style:style style:name="P3" style:family="paragraph" style:parent-style-name="Standard">
      <style:text-properties officeooo:rsid="000d53b3" officeooo:paragraph-rsid="000d53b3"/>
    </style:style>
    <style:style style:name="P4" style:family="paragraph" style:parent-style-name="Standard">
      <style:text-properties officeooo:rsid="000d53b3" officeooo:paragraph-rsid="000d53b3"/>
    </style:style>
    <style:style style:name="P5" style:family="paragraph" style:parent-style-name="Standard">
      <style:text-properties officeooo:rsid="000e887e" officeooo:paragraph-rsid="000e887e"/>
    </style:style>
    <style:style style:name="T1" style:family="text">
      <style:text-properties officeooo:rsid="000d745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se de données ProjetBTS</text:p>
      <text:p text:style-name="P1"/>
      <text:p text:style-name="P2">La base de données à besoin d'utilisateurs pour administrer le site : </text:p>
      <text:p text:style-name="P2"><text:tab/>- Administrateur</text:p>
      <text:p text:style-name="P2"><text:tab/>- Invités</text:p>
      <text:p text:style-name="P2"/>
      <text:p text:style-name="P2">L'administrateur pourra ajouter, supprimer, ou modifier les contenus du site.</text:p>
      <text:p text:style-name="P2">Les invités pourront uniquement voir du contenu qui n'est pas ouvert à tout le monde.</text:p>
      <text:p text:style-name="P2"/>
      <text:p text:style-name="P3">La gestion des projets se fera dans la table projets </text:p>
      <text:p text:style-name="P3"/>
      <text:p text:style-name="P3">Projets : </text:p>
      <text:p text:style-name="P3"><text:tab/>- id_projet</text:p>
      <text:p text:style-name="P3"><text:tab/>- nom_projet</text:p>
      <text:p text:style-name="P3"><text:tab/>- type_projet</text:p>
      <text:p text:style-name="P3"><text:tab/>- description</text:p>
      <text:p text:style-name="P3"><text:tab/>- date</text:p>
      <text:p text:style-name="P3"><text:tab/>- <text:span text:style-name="T1">utilisateur</text:span></text:p>
      <text:p text:style-name="P3"/>
      <text:p text:style-name="P3">Le site intégrera un système de news qui informeront des dernières actualités du site et de ces évolutions. Ces news seront identifié avec un id, un nom, un cour descriptif de 100 caractères <text:s/>maximum, et une description complète.</text:p>
      <text:p text:style-name="P3"/>
      <text:p text:style-name="P5">On pourra également consulter les compétences acquise pour chaque projet avec un récapitulatif des compétence acquise sur la totalité des proj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5T18:16:26.499000000</meta:creation-date>
    <dc:date>2014-08-25T18:46:50.962000000</dc:date>
    <meta:editing-duration>PT14M18S</meta:editing-duration>
    <meta:editing-cycles>5</meta:editing-cycles>
    <meta:generator>LibreOffice/4.1.3.2$Windows_x86 LibreOffice_project/70feb7d99726f064edab4605a8ab840c50ec57a</meta:generator>
    <meta:document-statistic meta:table-count="0" meta:image-count="0" meta:object-count="0" meta:page-count="1" meta:paragraph-count="16" meta:word-count="128" meta:character-count="796" meta:non-whitespace-character-count="672"/>
  </office:meta>
</office:document-meta>
</file>